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va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prix kw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62" calcext:value-type="float">
            <text:p>8,62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34" calcext:value-type="float">
            <text:p>11,34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16" calcext:value-type="float">
            <text:p>14,16</text:p>
          </table:table-cell>
          <table:table-cell office:value-type="float" office:value="17.4" calcext:value-type="float">
            <text:p>17,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7.4" calcext:value-type="float">
            <text:p>17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4:16:50.150589240</meta:creation-date>
    <dc:date>2022-05-30T14:18:13.974492342</dc:date>
    <meta:editing-duration>PT1M24S</meta:editing-duration>
    <meta:editing-cycles>1</meta:editing-cycles>
    <meta:document-statistic meta:table-count="1" meta:cell-count="15" meta:object-count="0"/>
    <meta:generator>LibreOffice/6.4.7.2$Linux_X86_64 LibreOffice_project/40$Build-2</meta:generator>
  </office:meta>
</office:document-meta>
</file>